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padding="0.097cm" fo:border-left="0.002cm solid #000000" fo:border-right="none" fo:border-top="none" fo:border-bottom="0.002cm solid #000000"/>
    </style:style>
    <style:style style:name="Tabell2.F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2">K-3.12</text:p>
          </table:table-cell>
          <table:table-cell table:style-name="Tabell2.A2" office:value-type="string">
            <text:p text:style-name="P2">Ny layout och design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2">↑Finns mycket att göra här, försök att fokusera på de större bitarna↑<text:line-break/>-Nya färger på texter/boxar<text:line-break/>-Nya knappar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K-3.10</text:p>
          </table:table-cell>
          <table:table-cell table:style-name="Tabell2.A2" office:value-type="string">
            <text:p text:style-name="P2">Namn/gramatik som är felplacerade i intervjuer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K-3.9</text:p>
          </table:table-cell>
          <table:table-cell table:style-name="Tabell2.A2" office:value-type="string">
            <text:p text:style-name="P2">"faild to load resource:..." i console + frysning av spelet...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K-3.8 </text:p>
          </table:table-cell>
          <table:table-cell table:style-name="Tabell2.A2" office:value-type="string">
            <text:p text:style-name="P2">finns behov av mer tidspoäng? 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2" office:value-type="string">
            <text:p text:style-name="Table_20_Contents"/>
          </table:table-cell>
          <table:covered-table-cell/>
          <table:table-cell table:style-name="Tabell2.A11" office:value-type="string">
            <text:p text:style-name="Table_20_Contents">Summa</text:p>
          </table:table-cell>
          <table:table-cell table:style-name="Tabell2.A11" office:value-type="string">
            <text:p text:style-name="Table_20_Contents"/>
          </table:table-cell>
          <table:table-cell table:style-name="Tabell2.A11" office:value-type="string">
            <text:p text:style-name="Table_20_Contents"/>
          </table:table-cell>
          <table:table-cell table:style-name="Tabell2.F11" office:value-type="string">
            <text:p text:style-name="Table_20_Contents"/>
          </table:table-cell>
        </table:table-row>
        <table:table-row>
          <table:table-cell table:style-name="Tabell2.A11" table:number-columns-spanned="2" office:value-type="string">
            <text:p text:style-name="Table_20_Contents"/>
          </table:table-cell>
          <table:covered-table-cell/>
          <table:table-cell table:style-name="Tabell2.A11" office:value-type="string">
            <text:p text:style-name="Table_20_Contents">Tid sedan föregående iteration</text:p>
          </table:table-cell>
          <table:table-cell table:style-name="Tabell2.A11" office:value-type="string">
            <text:p text:style-name="Table_20_Contents"/>
          </table:table-cell>
          <table:table-cell table:style-name="Tabell2.A11" office:value-type="string">
            <text:p text:style-name="Table_20_Contents"/>
          </table:table-cell>
          <table:table-cell table:style-name="Tabell2.F11" office:value-type="string">
            <text:p text:style-name="Table_20_Contents">220h</text:p>
          </table:table-cell>
        </table:table-row>
        <table:table-row>
          <table:table-cell table:style-name="Tabell2.A11" table:number-columns-spanned="2" office:value-type="string">
            <text:p text:style-name="Table_20_Contents"/>
          </table:table-cell>
          <table:covered-table-cell/>
          <table:table-cell table:style-name="Tabell2.A11" office:value-type="string">
            <text:p text:style-name="Table_20_Contents">Tid totalt i projektet</text:p>
          </table:table-cell>
          <table:table-cell table:style-name="Tabell2.A11" office:value-type="string">
            <text:p text:style-name="Table_20_Contents"/>
          </table:table-cell>
          <table:table-cell table:style-name="Tabell2.A11" office:value-type="string">
            <text:p text:style-name="Table_20_Contents"/>
          </table:table-cell>
          <table:table-cell table:style-name="Tabell2.F11" office:value-type="string">
            <text:p text:style-name="Table_20_Contents"/>
          </table:table-cell>
        </table:table-row>
        <table:table-row>
          <table:table-cell table:style-name="Tabell2.A11" table:number-columns-spanned="2" office:value-type="string">
            <text:p text:style-name="Table_20_Contents"/>
          </table:table-cell>
          <table:covered-table-cell/>
          <table:table-cell table:style-name="Tabell2.A11" office:value-type="string">
            <text:p text:style-name="Table_20_Contents">Tid Kvar</text:p>
          </table:table-cell>
          <table:table-cell table:style-name="Tabell2.A11" office:value-type="string">
            <text:p text:style-name="Table_20_Contents"/>
          </table:table-cell>
          <table:table-cell table:style-name="Tabell2.F11" table:number-columns-spanned="2" office:value-type="string">
            <text:p text:style-name="Table_20_Contents">20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2886439590371839493" text:style-name="L1">
              <text:list-header>
                <text:p text:style-name="P9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3274586" text:continue-numbering="true" text:style-name="L1">
              <text:list-header>
                <text:p text:style-name="P7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3284561" text:continue-numbering="true" text:style-name="L1">
              <text:list-header>
                <text:p text:style-name="P7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3264988" text:continue-numbering="true" text:style-name="L1">
              <text:list-header>
                <text:p text:style-name="P7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3266854" text:continue-numbering="true" text:style-name="L1">
              <text:list-header>
                <text:p text:style-name="P8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3263485" text:continue-numbering="true" text:style-name="L1">
              <text:list-header>
                <text:p text:style-name="P7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3264006" text:continue-numbering="true" text:style-name="L1">
              <text:list-header>
                <text:p text:style-name="P7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3283501" text:continue-numbering="true" text:style-name="L1">
              <text:list-header>
                <text:p text:style-name="P7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3266858" text:continue-numbering="true" text:style-name="L1">
              <text:list-header>
                <text:p text:style-name="P8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3253081" text:continue-numbering="true" text:style-name="L1">
              <text:list-header>
                <text:p text:style-name="P8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3283719" text:continue-numbering="true" text:style-name="L1">
              <text:list-header>
                <text:p text:style-name="P8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3255870" text:continue-numbering="true" text:style-name="L1">
              <text:list-header>
                <text:p text:style-name="P8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22H19M35S</meta:editing-duration>
    <meta:editing-cycles>257</meta:editing-cycles>
    <meta:generator>OpenOffice.org/3.4.1$Win32 OpenOffice.org_project/341m1$Build-9593</meta:generator>
    <dc:date>2014-07-19T03:11:16.09</dc:date>
    <meta:document-statistic meta:table-count="2" meta:image-count="0" meta:object-count="0" meta:page-count="3" meta:paragraph-count="110" meta:word-count="674" meta:character-count="3931"/>
    <meta:user-defined meta:name="Info 1"/>
    <meta:user-defined meta:name="Info 2"/>
    <meta:user-defined meta:name="Info 3"/>
    <meta:user-defined meta:name="Info 4"/>
  </office:meta>
</office:document-meta>
</file>